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6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00"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0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style-name="ce6" office:value-type="string" table:number-columns-spanned="4" table:number-rows-spanned="1">
            <text:p>Supplier Remittance Advice</text:p>
          </table:table-cell>
          <table:covered-table-cell table:style-name="ce7"/>
          <table:covered-table-cell table:style-name="ce9"/>
          <table:covered-table-cell table:style-name="ce10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ce1" table:number-columns-repeated="7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3" office:value-type="string">
            <text:p>Supplier </text:p>
          </table:table-cell>
          <table:table-cell table:style-name="ce3" office:value-type="string">
            <text:p>Supplier Code</text:p>
          </table:table-cell>
          <table:table-cell table:style-name="ce3" office:value-type="string">
            <text:p>Payment Date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office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table:number-columns-repeated="2"/>
          <table:table-cell table:style-name="ce8" office:value-type="string">
            <text:p><text:a xlink:href="python://o.partner_id.name" xlink:type="simple">partner_id</text:a></text:p>
          </table:table-cell>
          <table:table-cell table:style-name="ce8" office:value-type="string">
            <text:p><text:a xlink:href="python://o.partner_id.code" xlink:type="simple">code</text:a></text:p>
          </table:table-cell>
          <table:table-cell table:style-name="ce8" office:value-type="string">
            <text:p><text:a xlink:href="python://o.date" xlink:type="simple">date</text:a>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Default"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2" office:value-type="string">
            <text:p><text:a xlink:href="python:///for" xlink:type="simple">///for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3" office:value-type="string">
            <text:p>Invoice Date</text:p>
          </table:table-cell>
          <table:table-cell table:style-name="ce3" office:value-type="string">
            <text:p>Invoice Reference</text:p>
          </table:table-cell>
          <table:table-cell table:style-name="ce3" office:value-type="string">
            <text:p>Supplier Invoice Number</text:p>
          </table:table-cell>
          <table:table-cell table:style-name="ce3" office:value-type="string">
            <text:p>Invoice Amount</text:p>
          </table:table-cell>
          <table:table-cell table:style-name="ce3" office:value-type="string">
            <text:p>Amount Paid</text:p>
          </table:table-cell>
          <table:table-cell table:style-name="ce3" office:value-type="string">
            <text:p>Payment Reference</text:p>
          </table:table-cell>
          <table:table-cell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Default" office:value-type="string">
            <text:p><text:a xlink:href="python://for%20each=%22line%20in%20o.line_ids%22" xlink:type="simple">line_ids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<text:a xlink:href="python://line.date_original" xlink:type="simple">date_original</text:a></text:p>
          </table:table-cell>
          <table:table-cell table:style-name="ce4" office:value-type="string">
            <text:p><text:a xlink:href="python://line.move_line_id.ref" xlink:type="simple">move_line_id</text:a></text:p>
          </table:table-cell>
          <table:table-cell table:style-name="ce4" office:value-type="string">
            <text:p><text:a xlink:href="python://line.voucher_id.supplier_invoice_number" xlink:type="simple">number</text:a></text:p>
          </table:table-cell>
          <table:table-cell table:style-name="ce4" office:value-type="string">
            <text:p><text:a xlink:href="python://line.amount_original" xlink:type="simple">original_ammount</text:a></text:p>
          </table:table-cell>
          <table:table-cell table:style-name="ce11" office:value-type="string">
            <text:p><text:a xlink:href="python://line.amount" xlink:type="simple">amount</text:a></text:p>
          </table:table-cell>
          <table:table-cell table:style-name="ce4" office:value-type="string">
            <text:p><text:a xlink:href="python://o.reference" xlink:type="simple">reference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6">
          <table:table-cell table:style-name="ce2"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3.5$Linux_x86 LibreOffice_project/350m1$Build-2</meta:generator>
    <meta:editing-duration>PT2H26M31S</meta:editing-duration>
    <meta:editing-cycles>69</meta:editing-cycles>
    <dc:date>2015-05-19T19:24:40</dc:date>
    <meta:document-statistic meta:table-count="3" meta:cell-count="23" meta:object-count="0"/>
  </office:meta>
</office:document-meta>
</file>